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NanumGothic" style:font-name-asian="NanumGothic"/>
    </style:style>
    <style:style style:name="P2" style:family="paragraph" style:parent-style-name="Standard">
      <style:paragraph-properties fo:text-align="center" style:justify-single-word="false"/>
      <style:text-properties style:font-name="NanumGothic" style:font-name-asian="NanumGothic"/>
    </style:style>
    <style:style style:name="P3" style:family="paragraph" style:parent-style-name="Standard">
      <style:text-properties style:font-name="NanumGothic" officeooo:paragraph-rsid="000fc04d" style:font-name-asian="NanumGothic"/>
    </style:style>
    <style:style style:name="P4" style:family="paragraph" style:parent-style-name="Standard">
      <style:text-properties style:font-name="NanumGothic" fo:font-weight="bold" style:font-name-asian="NanumGothi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3"/><text:span text:style-name="T2">초청의 글 </text:span></text:p>
      <text:p text:style-name="P1"><text:s text:c="5"/></text:p>
      <text:p text:style-name="P1">저희 부부가 싸이펜에서 두번째로 크리스마스 하우스 콘서트를 준비합니다. 열악한 환경의 싸이판 사정상 저희집 만한 <text:s/>콘서트 장소가 없다는 결론에 도달했습니다.</text:p>
      <text:p text:style-name="P1">저의 재능중 제가 가장 잘 할수 있는, 그리고 미친듯이 사랑하는 저의 음악을 여러분들께 기억에남을 감동으로 선사하고자 하는 간절한 마음입니다.</text:p>
      <text:p text:style-name="P1">2년전보다 더 알찬 레퍼토리, 좀더 성장했구요, 6개월간 이상 열심히 연습에 전념하며 준비했습니다. 서로 마음을 교감하는 따뜻한 크리스마스 콘서트가 될 것을 확신합니다.</text:p>
      <text:p text:style-name="P1"/>
      <text:p text:style-name="P1"/>
      <text:p text:style-name="P1">한 가지 공지사항이 있습니다. 사실 제가 2년전 정성껏 준비한 콘서트를 아이들땜에 연주몰입에 방해를 받고 망쳤습니다. 지금도 생각하면 속상합니다. '집' 이라는 연주장소의 약점이 드러난 부분입니다.</text:p>
      <text:p text:style-name="P1">그래서 이번 컨서트때는 13세미만 어린이는 입장할 수 없음 을 알려드립니다.</text:p>
      <text:p text:style-name="P1">'집' 이라는 <text:s/>곳에서 연주회를 준비하는 특성상 연주 뿐 아니라 다른 기타 여러가지 사항에 세심하게 신경을 써야하는 저의 입장을 고려하신다면, 그리고 정성껏 연주회를 준비한 연주자에 대한 기본적인 존중, 예의 라고 생각하시면 전혀 섭섭함(?)을 느끼실 일이 아니라고 생각합니다.</text:p>
      <text:p text:style-name="P1"/>
      <text:p text:style-name="P1">저희부부가 집에서 크리스마스 콘서트를 세심하게 준비하는만큼 정성들인 Pot Luck Dish 준비해오시길 바랍니다.</text:p>
      <text:p text:style-name="P1"/>
      <text:p text:style-name="P1"/>
      <text:p text:style-name="P1">*시간: Performance 5:00~6:30</text:p>
      <text:p text:style-name="P1"><text:s text:c="10"/>Dinner 6:30~</text:p>
      <text:p text:style-name="P1"><text:s/></text:p>
      <text:p text:style-name="P1">*준비사항:Fancy Pot Luck Dish </text:p>
      <text:p text:style-name="P1"><text:s text:c="15"/>Beer or Wine (본인취향선택)</text:p>
      <text:p text:style-name="P1"><text:s/></text:p>
      <text:p text:style-name="P1">*<text:span text:style-name="T1">특별사항:13세 미만 어린이 입장불가 </text:span></text:p>
      <text:p text:style-name="P4"/>
      <text:p text:style-name="P3">*Dress Code: </text:p>
      <text:p text:style-name="P3"><text:tab/>Men: No Shorts</text:p>
      <text:p text:style-name="P1"><text:s text:c="11"/>Women: Think Elegant</text:p>
      <text:p text:style-name="P1"><text:s/></text:p>
      <text:p text:style-name="P1"><text:s/>참석여부는 제 카톡 또는 문자메시지로 부탁드립니다.</text:p>
      <text:p text:style-name="P1"><text:s text:c="5"/>감사합니다.</text:p>
      <text:p text:style-name="P1"/>
      <text:p text:style-name="P1"><text:s text:c="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21:26:29.838194312</meta:creation-date>
    <dc:date>2017-11-24T22:00:26.375167633</dc:date>
    <meta:editing-duration>PT10M29S</meta:editing-duration>
    <meta:editing-cycles>3</meta:editing-cycles>
    <meta:generator>LibreOffice/5.4.1.2$Linux_X86_64 LibreOffice_project/ea7cb86e6eeb2bf3a5af73a8f7777ac570321527</meta:generator>
    <meta:print-date>2017-11-24T21:42:55.729949043</meta:print-date>
    <meta:document-statistic meta:table-count="0" meta:image-count="0" meta:object-count="0" meta:page-count="1" meta:paragraph-count="23" meta:word-count="569" meta:character-count="889" meta:non-whitespace-character-count="662"/>
  </office:meta>
</office:document-meta>
</file>